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081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1" fo:font-style="italic" style:font-name-asian="Latin Modern Math1" style:font-style-asian="italic" style:font-name-complex="Latin Modern Math1" style:font-style-complex="italic"/>
    </style:style>
    <style:style style:name="T3" style:family="text">
      <style:text-properties style:text-position="-33% 58%" style:font-name="Latin Modern Math1" fo:font-style="italic" style:font-name-asian="Latin Modern Math1" style:font-style-asian="italic" style:font-name-complex="Latin Modern Math1" style:font-style-complex="italic"/>
    </style:style>
    <style:style style:name="T4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6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8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style:style style:name="T9" style:family="text">
      <style:text-properties fo:color="#3465a4" style:font-name="Latin Modern Math1" fo:font-style="italic" style:font-name-asian="Latin Modern Math1" style:font-style-asian="italic" style:font-name-complex="Latin Modern Math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1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4.6cm" svg:y="14.137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frame draw:style-name="gr2" draw:text-style-name="P2" draw:layer="layout" svg:width="0.7cm" svg:height="0.903cm" svg:x="16.483cm" svg:y="11.501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12.1cm" svg:y="11.3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1" draw:text-style-name="P7" draw:layer="layout" svg:x1="14.6cm" svg:y1="15.2cm" svg:x2="15.4cm" svg:y2="15.2cm">
          <text:p/>
        </draw:line>
        <draw:line draw:style-name="gr12" draw:text-style-name="P7" draw:layer="layout" svg:x1="12.5cm" svg:y1="11.56cm" svg:x2="13.9cm" svg:y2="11.56cm">
          <text:p/>
        </draw:line>
        <draw:frame draw:style-name="gr5" draw:text-style-name="P1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4.75cm 18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5cm" svg:height="0.903cm" svg:x="5.8cm" svg:y="20.2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6.3cm" svg:y="23.319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2" draw:text-style-name="P7" draw:layer="layout" svg:x1="6.7cm" svg:y1="23.58cm" svg:x2="8.1cm" svg:y2="23.58cm">
          <text:p/>
        </draw:line>
        <draw:frame draw:style-name="gr9" draw:text-style-name="P2" draw:layer="layout" svg:width="0.99cm" svg:height="2.063cm" svg:x="3.11cm" svg:y="21.4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3.1cm" svg:y1="22.5cm" svg:x2="3.9cm" svg:y2="22.5cm">
          <text:p/>
        </draw:line>
        <draw:frame draw:style-name="gr2" draw:text-style-name="P2" draw:layer="layout" svg:width="0.7cm" svg:height="0.903cm" svg:x="4.6cm" svg:y="23.6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1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5cm" svg:height="0.903cm" svg:x="15.5cm" svg:y="20.3cm">
          <draw:text-box>
            <text:p><text:span text:style-name="T1">1</text:span></text:p>
          </draw:text-box>
        </draw:frame>
        <draw:frame draw:style-name="gr10" draw:text-style-name="P2" draw:layer="layout" svg:width="1.9cm" svg:height="1.081cm" svg:x="16cm" svg:y="23.419cm">
          <draw:text-box>
            <text:p><text:span text:style-name="T1">√</text:span><text:span text:style-name="T1">x</text:span><text:span text:style-name="T8">2</text:span><text:span text:style-name="T6">+</text:span><text:span text:style-name="T6">z</text:span><text:span text:style-name="T8">2</text:span></text:p>
          </draw:text-box>
        </draw:frame>
        <draw:line draw:style-name="gr12" draw:text-style-name="P7" draw:layer="layout" svg:x1="16.4cm" svg:y1="23.68cm" svg:x2="17.8cm" svg:y2="23.68cm">
          <text:p/>
        </draw:line>
        <draw:frame draw:style-name="gr9" draw:text-style-name="P2" draw:layer="layout" svg:width="0.99cm" svg:height="2.063cm" svg:x="12.81cm" svg:y="21.5cm">
          <draw:text-box>
            <text:p><text:span text:style-name="T4">A</text:span><text:span text:style-name="T5">U</text:span></text:p>
            <text:p><text:span text:style-name="T6">A</text:span><text:span text:style-name="T7">L</text:span></text:p>
          </draw:text-box>
        </draw:frame>
        <draw:line draw:style-name="gr11" draw:text-style-name="P7" draw:layer="layout" svg:x1="12.8cm" svg:y1="22.6cm" svg:x2="13.6cm" svg:y2="22.6cm">
          <text:p/>
        </draw:line>
        <draw:frame draw:style-name="gr2" draw:text-style-name="P2" draw:layer="layout" svg:width="0.7cm" svg:height="0.903cm" svg:x="14.3cm" svg:y="23.7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3" draw:text-style-name="P5" draw:layer="layout" svg:width="3.4cm" svg:height="3.37cm" svg:x="14.45cm" svg:y="21.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14" draw:text-style-name="P6" draw:layer="layout" svg:width="1.3cm" svg:height="1.5cm" svg:x="14.3cm" svg:y="24.4cm" draw:kind="arc" draw:start-angle="358.04" draw:end-angle="69.39">
          <text:p/>
        </draw:ellipse>
        <draw:frame draw:style-name="gr2" draw:text-style-name="P8" draw:layer="layout" svg:width="0.7cm" svg:height="0.903cm" svg:x="15.5cm" svg:y="24.397cm">
          <draw:text-box>
            <text:p><text:span text:style-name="T9">ϕ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T2H52M33S</meta:editing-duration>
    <meta:editing-cycles>17</meta:editing-cycles>
    <meta:generator>LibreOffice/6.4.5.2$Linux_X86_64 LibreOffice_project/40$Build-2</meta:generator>
    <meta:initial-creator>Javier Alonso Silva</meta:initial-creator>
    <dc:date>2020-09-18T17:30:23.265502037</dc:date>
    <dc:creator>Javier Alonso Silva</dc:creator>
    <meta:document-statistic meta:object-count="74"/>
  </office:meta>
</office:document-meta>
</file>